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Utils.copy( Writer dest , Reader source , int buf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Utils.extractJar( File dest ,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eamUtils.readObj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Utils.copy( OutputStream dest , InputStream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Utils.copy( OutputStream dest , URL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Utils.write( OutputStream dest , Serializab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Utils.copy( OutputStream dest , InputStream source , int buf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Utils.read( URL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Utils.read( InputStream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